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justify" fo:margin-bottom="10.00pt"/>
    </style:style>
    <style:style style:name="P2" style:family="paragraph">
      <style:paragraph-properties fo:line-height="115.00%" fo:text-align="left" fo:margin-bottom="10.00pt"/>
    </style:style>
  </office:automatic-styles>
  <office:body>
    <office:text>
      <text:p text:style-name="P1"><text:span text:style-name="T1"><text:s text:c="34"/>H.R. [TBD] – Open Abundance Framework Act 2026</text:span></text:p>
      <text:p text:style-name="P1"><text:span text:style-name="T1"><text:s text:c="48"/>Pattie Gardenhire Citizen Co-Author</text:span></text:p>
      <text:p text:style-name="P1"><text:span text:style-name="T1"/></text:p>
      <text:p text:style-name="P2"><text:span text:style-name="T1"/></text:p>
      <text:p text:style-name="P2"><text:span text:style-name="T1">H.R. [TBD] - 119th Congress (2025-2026): Open Abundance Framework Act of 2026A BILL</text:span></text:p>
      <text:p text:style-name="P2"><text:span text:style-name="T1">To establish a comprehensive framework for leveraging artificial intelligence and open-source technologies to promote equitable access to preventive health, sustainable resources, and economic abundance; to redirect resources from proprietary augmentation and symptom-relief industries toward root-cause solutions; to ensure government accountability through verifiable, adaptive mechanisms; and for other purposes.Be it enacted by the Senate and House of Representatives of the United States of America in Congress assembled,SECTION 1. SHORT TITLE; TABLE OF CONTENTS.(a) Short Title.—This Act may be cited as the “Open Abundance Framework Act of 2026”.<text:s text:c="2"/>(b) Table of Contents.—The table of contents for this Act is as follows:</text:span></text:p>
      <text:p text:style-name="P2"><text:span text:style-name="T1">Sec. 1. Short title; table of contents.</text:span></text:p>
      <text:p text:style-name="P2"><text:span text:style-name="T1">Sec. 2. Findings and purpose.</text:span></text:p>
      <text:p text:style-name="P2"><text:span text:style-name="T1">Sec. 3. Definitions.</text:span></text:p>
      <text:p text:style-name="P2"><text:span text:style-name="T1">TITLE I—CORE INCENTIVES FOR OPEN-SOURCE ABUNDANCE</text:span></text:p>
      <text:p text:style-name="P2"><text:span text:style-name="T1">Sec. 101. Open-source research and development tax credits.</text:span></text:p>
      <text:p text:style-name="P2"><text:span text:style-name="T1">Sec. 102. Open hardware manufacturing hubs.</text:span></text:p>
      <text:p text:style-name="P2"><text:span text:style-name="T1">Sec. 103. Property and overhead incentives for abundance-focused entities.</text:span></text:p>
      <text:p text:style-name="P2"><text:span text:style-name="T1">Sec. 104. Innovation prizes for open-source alternatives.</text:span></text:p>
      <text:p text:style-name="P2"><text:span text:style-name="T1">TITLE II—ROOT-CAUSE MANDATES AND RESOURCE REDIRECTION</text:span></text:p>
      <text:p text:style-name="P2"><text:span text:style-name="T1">Sec. 201. Mandatory allocation for preventive and equity-focused initiatives.</text:span></text:p>
      <text:p text:style-name="P2"><text:span text:style-name="T1">Sec. 202. Middleman bypass and markup limitations.</text:span></text:p>
      <text:p text:style-name="P2"><text:span text:style-name="T1">Sec. 203. Integration of artificial intelligence for triage and monitoring.</text:span></text:p>
      <text:p text:style-name="P2"><text:span text:style-name="T1">TITLE III—CREDO-PROOF ACCOUNTABILITY AND VERIFICATION</text:span></text:p>
      <text:p text:style-name="P2"><text:span text:style-name="T1">Sec. 301. Public traceability and blockchain auditing requirements.</text:span></text:p>
      <text:p text:style-name="P2"><text:span text:style-name="T1">Sec. 302. Sunset provisions and performance-based renewal.</text:span></text:p>
      <text:p text:style-name="P2"><text:span text:style-name="T1">Sec. 303. Citizen veto and public engagement mechanisms.</text:span></text:p>
      <text:p text:style-name="P2"><text:span text:style-name="T1">TITLE IV—EQUITY AND GLOBAL EXTENSION</text:span></text:p>
      <text:p text:style-name="P2"><text:span text:style-name="T1">Sec. 401. Equity impact mandates.</text:span></text:p>
      <text:p text:style-name="P2"><text:span text:style-name="T1">Sec. 402. Low- and middle-income country access provisions.</text:span></text:p>
      <text:p text:style-name="P2"><text:span text:style-name="T1">TITLE V—FUNDING, IMPLEMENTATION, AND ENFORCEMENT</text:span></text:p>
      <text:p text:style-name="P2"><text:span text:style-name="T1">Sec. 501. Authorization of appropriations.</text:span></text:p>
      <text:p text:style-name="P2"><text:span text:style-name="T1">Sec. 502. Implementation timeline and federal agency roles.</text:span></text:p>
      <text:p text:style-name="P2"><text:span text:style-name="T1">Sec. 503. Enforcement and penalties.</text:span></text:p>
      <text:p text:style-name="P2"><text:span text:style-name="T1">Sec. 504. Effective date.SECTION 2. FINDINGS AND PURPOSE.(a) Findings.—Congress finds the following:</text:span></text:p>
      <text:p text:style-name="P2"><text:span text:style-name="T1">(1) Proprietary technologies in human augmentation, pharmaceuticals, and resource management have exacerbated inequities, with over $6 billion invested in elite-focused longevity projects in 2025 while preventive health funding remains below 5 percent of national health expenditures.</text:span></text:p>
      <text:p text:style-name="P2"><text:span text:style-name="T1">(2) Open-source innovations, such as the Robot Operating System (ROS) and OpenCRISPR, have demonstrated potential to democratize access, reducing costs by up to 90 percent and enabling global deployment.</text:span></text:p>
      <text:p text:style-name="P2"><text:span text:style-name="T1">(3) Government programs, including the National Institutes of Health's preventive budget, suffer from opacity, elite capture, and low societal return on investment, with 70 percent of funds flowing to top-tier institutions.</text:span></text:p>
      <text:p text:style-name="P2"><text:span text:style-name="T1">(4) Artificial intelligence, when deployed transparently, can optimize resource allocation, predict crises, and audit expenditures in real time.</text:span></text:p>
      <text:p text:style-name="P2"><text:span text:style-name="T1">(5) Without verifiable accountability, incentives risk perpetuating cycles of greed, division, and underfunding of root causes such as clean water access (affecting 2 billion people globally) and mental health disparities (impacting 1 in 5 adults).<text:s text:c="2"/>(b) Purpose.—The purposes of this Act are—</text:span></text:p>
      <text:p text:style-name="P2"><text:span text:style-name="T1">(1) to redirect economic incentives toward open-source solutions that address root causes of health, poverty, and environmental degradation;</text:span></text:p>
      <text:p text:style-name="P2"><text:span text:style-name="T1">(2) to integrate truth-seeking artificial intelligence for equitable triage and oversight;</text:span></text:p>
      <text:p text:style-name="P2"><text:span text:style-name="T1">(3) to embed mechanisms ensuring no reliance on "good intentions," with all outcomes subject to public verification and automatic correction; and</text:span></text:p>
      <text:p text:style-name="P2"><text:span text:style-name="T1">(4) to foster abundance that unites rather than divides, prioritizing the bottom 80 percent of income earners and underserved communities.SECTION 3. DEFINITIONS.In this Act:</text:span></text:p>
      <text:p text:style-name="P2"><text:span text:style-name="T1">(1) Open-source technology.—The term “open-source technology” means software, hardware, data, or methodologies released under licenses permitting free use, modification, and distribution, such as those compliant with the Open Source Initiative.</text:span></text:p>
      <text:p text:style-name="P2"><text:span text:style-name="T1">(2) Artificial intelligence.—The term “artificial intelligence” has the meaning given that term in section 5002 of the National Artificial Intelligence Initiative Act of 2020 (15 U.S.C. 9401).</text:span></text:p>
      <text:p text:style-name="P2"><text:span text:style-name="T1">(3) Root-cause initiative.—The term “root-cause initiative” means projects addressing underlying determinants of health and poverty, including clean water and sanitation (WASH), sustainable agriculture, preventive mental health, elder care, substance use prevention, and environmental remediation.</text:span></text:p>
      <text:p text:style-name="P2"><text:span text:style-name="T1">(4) Equity impact.—The term “equity impact” means measurable benefits accruing to at least 60 percent of funds reaching individuals in the bottom 80 percent income quartile or underserved populations.</text:span></text:p>
      <text:p text:style-name="P2"><text:span text:style-name="T1">(5) Credo-proof mechanism.—The term “credo-proof mechanism” means a verifiable, auditable process that requires no trust in institutional intent, relying instead on public data, automated enforcement, and citizen overrides.TITLE I—CORE INCENTIVES FOR OPEN-SOURCE ABUNDANCESEC. 101. OPEN-SOURCE RESEARCH AND DEVELOPMENT TAX CREDITS.(a) In General.—Section 41 of the Internal Revenue Code of 1986 is amended by adding at the end the following new subsection:</text:span></text:p>
      <text:p text:style-name="P2"><text:span text:style-name="T1">“(j) Open-Source Abundance Credit.—</text:span></text:p>
      <text:p text:style-name="P2"><text:span text:style-name="T1">“(1) In general.—For purposes of this section, the credit determined under this section for any taxable year shall include 300 percent of the qualified research expenses paid or incurred by the taxpayer, but only if such expenses result in the release of open-source technology within 12 months of funding.</text:span></text:p>
      <text:p text:style-name="P2"><text:span text:style-name="T1">“(2) Qualified research expenses.—For purposes of this subsection, the term ‘qualified research expenses’ means expenses attributable to root-cause initiatives or alternatives to proprietary augmentation technologies.</text:span></text:p>
      <text:p text:style-name="P2"><text:span text:style-name="T1">“(3) Recapture.—If open-source release does not occur, the credit shall be recaptured in full, plus a 10 percent penalty.”.<text:s text:c="2"/>(b) Effective Date.—The amendments made by this section shall apply to taxable years beginning after December 31, 2025.SEC. 102. OPEN HARDWARE MANUFACTURING HUBS.(a) Establishment.—The Secretary of Commerce, in coordination with the National Science Foundation, shall establish a network of not fewer than 20 regional open hardware manufacturing hubs focused on producing affordable tools for root-cause initiatives, such as atmospheric water generators and precision agriculture robots.</text:span></text:p>
      <text:p text:style-name="P2"><text:span text:style-name="T1">(b) Funding.—There is authorized to be appropriated $500,000,000 for fiscal year 2026 to carry out this section, to be derived from unspent funds in proprietary augmentation programs.</text:span></text:p>
      <text:p text:style-name="P2"><text:span text:style-name="T1">(c) Requirements.—Each hub shall prioritize designs compatible with open-source frameworks like ROS and OpenCV, with all blueprints publicly available under Creative Commons licenses.SEC. 103. PROPERTY AND OVERHEAD INCENTIVES FOR ABUNDANCE-FOCUSED ENTITIES.(a) Property Tax Freeze.—For any entity manufacturing open-source hardware for root-cause initiatives, the Secretary of the Treasury shall provide a 10-year exemption from Federal property taxes on qualifying facilities.</text:span></text:p>
      <text:p text:style-name="P2"><text:span text:style-name="T1">(b) Overhead Compensation.—Eligible entities shall receive a 30 percent rebate on payroll expenses for employees contributing to open-source development, verified through public GitHub repositories.</text:span></text:p>
      <text:p text:style-name="P2"><text:span text:style-name="T1">(c) Limitation.—Incentives under this section shall terminate if annual audits show less than 60 percent equity impact.SEC. 104. INNOVATION PRIZES FOR OPEN-SOURCE ALTERNATIVES.(a) Establishment.—The Director of the National Institute of Standards and Technology shall administer annual prizes of not less than $10,000,000 for open-source alternatives to proprietary technologies, such as non-invasive brain-computer interfaces or senolytic therapies.</text:span></text:p>
      <text:p text:style-name="P2"><text:span text:style-name="T1">(b) Criteria.—Awardees must demonstrate at least 10-fold cost reduction and 50 percent reach to underserved populations.</text:span></text:p>
      <text:p text:style-name="P2"><text:span text:style-name="T1">(c) Funding.—Prizes shall be funded by a 5 percent surcharge on proprietary augmentation patents.TITLE II—ROOT-CAUSE MANDATES AND RESOURCE REDIRECTIONSEC. 201. MANDATORY ALLOCATION FOR PREVENTIVE AND EQUITY-FOCUSED INITIATIVES.(a) In General.—Not less than 25 percent of all Federal funds allocated to health, agriculture, and technology sectors in fiscal years 2026 through 2030 shall be directed to root-cause initiatives via open-source channels.</text:span></text:p>
      <text:p text:style-name="P2"><text:span text:style-name="T1">(b) Specific Allocations.—Of amounts made available under subsection (a)—</text:span></text:p>
      <text:p text:style-name="P2"><text:span text:style-name="T1">(1) not less than 40 percent for WASH and sustainable agriculture;</text:span></text:p>
      <text:p text:style-name="P2"><text:span text:style-name="T1">(2) not less than 30 percent for mental health and elder care;</text:span></text:p>
      <text:p text:style-name="P2"><text:span text:style-name="T1">(3) not less than 20 percent for substance use prevention; and</text:span></text:p>
      <text:p text:style-name="P2"><text:span text:style-name="T1">(4) not less than 10 percent for environmental remediation.</text:span></text:p>
      <text:p text:style-name="P2"><text:span text:style-name="T1">(c) Redirection from Proprietary Sources.—10 percent of revenues from symptom-relief pharmaceuticals and augmentation technologies shall be redirected to this fund.SEC. 202. MIDDLEMAN BYPASS AND MARKUP LIMITATIONS.(a) Markup Cap.—No entity receiving incentives under this Act may impose markups exceeding 15 percent on open-source goods or services. Violations shall result in debarment from Federal contracts.</text:span></text:p>
      <text:p text:style-name="P2"><text:span text:style-name="T1">(b) Direct Distribution Networks.—The Secretary of Health and Human Services shall establish blockchain-based platforms for direct procurement, bypassing traditional intermediaries.SEC. 203. INTEGRATION OF ARTIFICIAL INTELLIGENCE FOR TRIAGE AND MONITORING.(a) AI Orchestrator Requirement.—All Federal agencies implementing this Act shall deploy open-weight artificial intelligence models, such as those developed under the xAI framework, to—</text:span></text:p>
      <text:p text:style-name="P2"><text:span text:style-name="T1">(1) triage resource needs based on real-time data from satellite, social media, and health records;</text:span></text:p>
      <text:p text:style-name="P2"><text:span text:style-name="T1">(2) simulate intervention outcomes with at least 90 percent accuracy; and</text:span></text:p>
      <text:p text:style-name="P2"><text:span text:style-name="T1">(3) monitor compliance with equity mandates.</text:span></text:p>
      <text:p text:style-name="P2"><text:span text:style-name="T1">(b) Transparency.—All AI outputs shall include verifiable reasoning traces, publicly accessible via API.TITLE III—CREDO-PROOF ACCOUNTABILITY AND VERIFICATIONSEC. 301. PUBLIC TRACEABILITY AND BLOCKCHAIN AUDITING REQUIREMENTS.(a) Ledger Mandate.—All expenditures under this Act shall be recorded on a public blockchain ledger, with automated auditing by designated AI systems.</text:span></text:p>
      <text:p text:style-name="P2"><text:span text:style-name="T1">(b) No-Trust Clause.—No provision of this Act shall rely on institutional self-reporting; all data must be verifiable by independent third parties or citizens using open-source tools.SEC. 302. SUNSET PROVISIONS AND PERFORMANCE-BASED RENEWAL.(a) Automatic Expiration.—Each incentive, allocation, or program under this Act shall sunset after 3 years unless renewed by affirmative Congressional vote upon demonstration of 10-fold societal return on investment (measured in lives improved, poverty reduced, or emissions cut).</text:span></text:p>
      <text:p text:style-name="P2"><text:span text:style-name="T1">(b) AI-Assisted Review.—The Government Accountability Office shall use AI simulations to evaluate renewal criteria.SEC. 303. CITIZEN VETO AND PUBLIC ENGAGEMENT MECHANISMS.(a) Veto Authority.—Upon collection of 1,000,000 signatures or detection of a 20 percent harm spike via AI monitoring, any program under this Act shall trigger an immediate 90-day freeze and independent audit.</text:span></text:p>
      <text:p text:style-name="P2"><text:span text:style-name="T1">(b) Annual Prioritization.—The top 10 issues for funding shall be determined annually by public vote, augmented by AI analysis of national data trends.TITLE IV—EQUITY AND GLOBAL EXTENSIONSEC. 401. EQUITY IMPACT MANDATES.(a) Threshold.—Not less than 60 percent of benefits from this Act must accrue to the bottom 80 percent income quartile, verified through anonymized data analytics.</text:span></text:p>
      <text:p text:style-name="P2"><text:span text:style-name="T1">(b) Penalty for Non-Compliance.—Failure to meet thresholds shall result in full clawback of funds, plus redirection to affected communities.SEC. 402. LOW- AND MIDDLE-INCOME COUNTRY ACCESS PROVISIONS.(a) Blueprints and Tools.—All open-source outputs funded under this Act shall be made available royalty-free to low- and middle-income countries via partnerships with the World Health Organization and United Nations Development Programme.</text:span></text:p>
      <text:p text:style-name="P2"><text:span text:style-name="T1">(b) Pilot Deployments.—Not less than $500,000,000 shall support pilots in 10 such countries, focusing on WASH and preventive health.TITLE V—FUNDING, IMPLEMENTATION, AND ENFORCEMENTSEC. 501. AUTHORIZATION OF APPROPRIATIONS.There is authorized to be appropriated $5,000,000,000 for fiscal year 2026 to carry out this Act, to be derived from reallocated funds in proprietary health and augmentation sectors. Additional amounts shall be self-sustaining through surcharges and redirections under this Act.SEC. 502. IMPLEMENTATION TIMELINE AND FEDERAL AGENCY ROLES.(a) Timeline.—The Secretary of Commerce shall issue initial regulations not later than 180 days after the date of enactment of this Act. Full implementation shall occur within 2 years.</text:span></text:p>
      <text:p text:style-name="P2"><text:span text:style-name="T1">(b) Agency Coordination.—The Office of Science and Technology Policy shall oversee interagency coordination, with quarterly reports to Congress.SEC. 503. ENFORCEMENT AND PENALTIES.(a) Civil Penalties.—Violations of this Act, including non-compliance with auditing or equity mandates, shall be subject to fines of not more than $1,000,000 per instance.</text:span></text:p>
      <text:p text:style-name="P2"><text:span text:style-name="T1">(b) Criminal Penalties.—Knowingly falsifying data or evading traceability shall be punishable by imprisonment for not more than 5 years.</text:span></text:p>
      <text:p text:style-name="P2"><text:span text:style-name="T1">(c) Private Right of Action.—Any person aggrieved by a violation may bring a civil action in Federal district court for injunctive relief and damages.SEC. 504. EFFECTIVE DATE.Except as otherwise provided, this Act shall take effect 90 days after the date of enactmen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